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1" form:id="control1" form:label="Execute macro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test_sf.py$exec_dialog?language=Python&amp;location=user" xlink:type="simple"/>
              </office:event-listeners>
            </form:button>
          </form:form>
        </office:forms>
        <table:shapes>
          <draw:control draw:z-index="0" draw:text-style-name="P1" svg:width="150.92pt" svg:height="32.37pt" svg:x="33.96pt" svg:y="12.81pt" draw:control="control1"/>
        </table:shapes>
        <table:table-column table:style-name="co1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pyth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cr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b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ff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US" style:font-name-asian="Segoe UI" style:font-size-asian="10pt" style:language-asian="ja" style:country-asian="none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none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00/00/00</text:date>, <text:time style:data-style-name="N2" text:time-value="09:31:13.519000000">00:00:00</text:time></text:p>
        </style:region-right>
      </style:header>
      <style:header-left style:display="false"/>
      <style:header-first style:display="false"/>
      <style:footer style:display="false"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2-11T10:12:29.864000000</meta:creation-date>
    <dc:date>2022-02-09T09:32:01.083000000</dc:date>
    <meta:editing-duration>PT2H23M24S</meta:editing-duration>
    <meta:editing-cycles>14</meta:editing-cycles>
    <meta:generator>LibreOffice/7.2.4.1$Windows_X86_64 LibreOffice_project/27d75539669ac387bb498e35313b970b7fe9c4f9</meta:generator>
    <meta:document-statistic meta:table-count="1" meta:cell-count="6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test_component
	obj = createUnoService( "org.libreoffice.example.Loext" )
	print obj.hello("world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